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tos Narrow" svg:font-family="'Aptos Narrow'"/>
    <style:font-face style:name="Aptos Narrow1" svg:font-family="'Aptos Narrow'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4.7cm"/>
    </style:style>
    <style:style style:name="co2" style:family="table-column">
      <style:table-column-properties fo:break-before="auto" style:column-width="4.068cm"/>
    </style:style>
    <style:style style:name="co3" style:family="table-column">
      <style:table-column-properties fo:break-before="auto" style:column-width="3.625cm"/>
    </style:style>
    <style:style style:name="co4" style:family="table-column">
      <style:table-column-properties fo:break-before="auto" style:column-width="5.196cm"/>
    </style:style>
    <style:style style:name="co5" style:family="table-column">
      <style:table-column-properties fo:break-before="auto" style:column-width="2.383cm"/>
    </style:style>
    <style:style style:name="co6" style:family="table-column">
      <style:table-column-properties fo:break-before="auto" style:column-width="14.258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1.73cm"/>
    </style:style>
    <style:style style:name="co9" style:family="table-column">
      <style:table-column-properties fo:break-before="auto" style:column-width="14.4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ta1" style:family="table" style:master-page-name="PageStyle_5f_Tasks">
      <style:table-properties table:display="true" style:writing-mode="lr-tb"/>
    </style:style>
    <style:style style:name="ta2" style:family="table" style:master-page-name="PageStyle_5f_Bugs_20__26__20_Improvements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>
        <loext:char-complex-color loext:theme-type="dark1" loext:color-type="theme"/>
      </style:text-properties>
    </style:style>
    <style:style style:name="ce3" style:family="table-cell" style:parent-style-name="Default">
      <style:text-properties style:use-window-font-color="true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67886" style:text-outline="false" style:text-line-through-style="none" style:text-line-through-type="none" style:font-name="Aptos Narrow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ODO&quot;;&quot;IN PROGRESS&quot;;&quot;DONE&quot;;&quot;BLOCKED&quot;)" table:allow-empty-cell="true" table:display-list="unsorted" table:base-cell-address="'Bugs &amp; Improvements'.D2">
          <table:help-message table:display="true"/>
          <table:error-message table:message-type="stop" table:display="true"/>
        </table:content-validation>
        <table:content-validation table:name="val2" table:condition="of:cell-content-is-in-list(&quot;BUG&quot;;&quot;IMPROVEMENT&quot;)" table:allow-empty-cell="true" table:display-list="unsorted" table:base-cell-address="'Bugs &amp; Improvements'.E1">
          <table:help-message table:display="true"/>
          <table:error-message table:message-type="stop" table:display="true"/>
        </table:content-validation>
      </table:content-validations>
      <table:table table:name="Task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stimated Hours</text:p>
          </table:table-cell>
          <table:table-cell table:style-name="ce4" office:value-type="string" calcext:value-type="string">
            <text:p>Status</text:p>
          </table:table-cell>
          <table:table-cell table:style-name="ce1" office:value-type="string" calcext:value-type="string">
            <text:p>Is Training?</text:p>
          </table:table-cell>
          <table:table-cell table:style-name="ce1" office:value-type="string" calcext:value-type="string">
            <text:p>Notes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Puzzle template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Yes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2" office:value-type="string" calcext:value-type="string">
            <text:p>Dynamic Puzzle Instance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2" office:value-type="string" calcext:value-type="string">
            <text:p>Dynamic Puzzle Option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Yes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Mobile theme <text:s/>fit and finish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2" office:value-type="string" calcext:value-type="string">
            <text:p>Invitation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2" office:value-type="string" calcext:value-type="string">
            <text:p>Forgotten password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number-columns-repeated="16378"/>
        </table:table-row>
        <table:table-row table:style-name="ro2">
          <table:table-cell table:style-name="ce2" office:value-type="string" calcext:value-type="string">
            <text:p>Puzzle catalogu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Search (Elastica)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User edit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Catpch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office:value-type="string" calcext:value-type="string">
            <text:p>No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Blocked E-Mail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Report Bug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office:value-type="string" calcext:value-type="string">
            <text:p>No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Maintenance Mod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office:value-type="string" calcext:value-type="string">
            <text:p>No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User Admi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office:value-type="string" calcext:value-type="string">
            <text:p>No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Bug Report admi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office:value-type="string" calcext:value-type="string">
            <text:p>No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Cookie Policy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office:value-type="string" calcext:value-type="string">
            <text:p>No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Unit Test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office:value-type="string" calcext:value-type="string">
            <text:p>No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Inline SVGs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office:value-type="string" calcext:value-type="string">
            <text:p>No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Mailer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office:value-type="string" calcext:value-type="string">
            <text:p>No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Inject build environment to API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obably needs tweaking. Very dirty ATM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pload Images</text:p>
          </table:table-cell>
          <table:table-cell table:style-name="ce2"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office:value-type="string" calcext:value-type="string">
            <text:p>Mayb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d templates from puzzle screen</text:p>
          </table:table-cell>
          <table:table-cell office:value-type="string" calcext:value-type="string">
            <text:p>Bet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office:value-type="string" calcext:value-type="string">
            <text:p>N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ser Promotion Command</text:p>
          </table:table-cell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bs Resizing event</text:p>
          </table:table-cell>
          <table:table-cell office:value-type="string" calcext:value-type="string">
            <text:p>Alpha</text:p>
          </table:table-cell>
          <table:table-cell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DONE</text:p>
          </table:table-cell>
          <table:table-cell office:value-type="string" calcext:value-type="string">
            <text:p>N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heck all registration and forgotten password emails for mail.conundrumcodex.com sender domain</text:p>
          </table:table-cell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office:value-type="string" calcext:value-type="string">
            <text:p>N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move dummy Slideshow element.</text:p>
          </table:table-cell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office:value-type="string" calcext:value-type="string">
            <text:p>N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t up Backup scripts</text:p>
          </table:table-cell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office:value-type="string" calcext:value-type="string">
            <text:p>N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tate credentials</text:p>
          </table:table-cell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office:value-type="string" calcext:value-type="string">
            <text:p>N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ltering suspects</text:p>
          </table:table-cell>
          <table:table-cell office:value-type="string" calcext:value-type="string">
            <text:p>Beta</text:p>
          </table:table-cell>
          <table:table-cell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TODO</text:p>
          </table:table-cell>
          <table:table-cell office:value-type="string" calcext:value-type="string">
            <text:p>N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move test pages</text:p>
          </table:table-cell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office:value-type="string" calcext:value-type="string">
            <text:p>N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lete User</text:p>
          </table:table-cell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office:value-type="string" calcext:value-type="string">
            <text:p>N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ve Game Limit</text:p>
          </table:table-cell>
          <table:table-cell office:value-type="string" calcext:value-type="string">
            <text:p>Alpha</text:p>
          </table:table-cell>
          <table:table-cell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office:value-type="string" calcext:value-type="string">
            <text:p>N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PI Security</text:p>
          </table:table-cell>
          <table:table-cell office:value-type="string" calcext:value-type="string">
            <text:p>Alpha</text:p>
          </table:table-cell>
          <table:table-cell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TODO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HPStan Hardening</text:p>
          </table:table-cell>
          <table:table-cell office:value-type="string" calcext:value-type="string">
            <text:p>Alpha</text:p>
          </table:table-cell>
          <table:table-cell office:value-type="float" office:value="8" calcext:value-type="float">
            <text:p>8</text:p>
          </table:table-cell>
          <table:table-cell table:style-name="ce5" table:content-validation-name="val1" office:value-type="string" calcext:value-type="string">
            <text:p>TODO</text:p>
          </table:table-cell>
          <table:table-cell office:value-type="string" calcext:value-type="string">
            <text:p>Yes</text:p>
          </table:table-cell>
          <table:table-cell table:number-columns-repeated="16379"/>
        </table:table-row>
        <table:table-row table:style-name="ro3" table:number-rows-repeated="1048540">
          <table:table-cell table:number-columns-repeated="3"/>
          <table:table-cell table:content-validation-name="val1"/>
          <table:table-cell table:number-columns-repeated="16380"/>
        </table:table-row>
        <table:table-row table:style-name="ro3">
          <table:table-cell table:number-columns-repeated="3"/>
          <table:table-cell table:content-validation-name="val1"/>
          <table:table-cell table:number-columns-repeated="16380"/>
        </table:table-row>
        <calcext:conditional-formats>
          <calcext:conditional-format calcext:target-range-address="Tasks.E2:Tasks.E10 Tasks.D1:Tasks.D33 Tasks.D34:Tasks.D35">
            <calcext:condition calcext:apply-style-name="ConditionalStyle_8" calcext:value="=&quot;DONE&quot;" calcext:base-cell-address="Tasks.D1"/>
            <calcext:condition calcext:apply-style-name="ConditionalStyle_7" calcext:value="=&quot;TODO&quot;" calcext:base-cell-address="Tasks.D1"/>
            <calcext:condition calcext:apply-style-name="ConditionalStyle_6" calcext:value="contains-text(&quot;BLOCKED&quot;)" calcext:base-cell-address="Tasks.D1"/>
            <calcext:condition calcext:apply-style-name="ConditionalStyle_5" calcext:value="contains-text(&quot;IN PROGRESS&quot;)" calcext:base-cell-address="Tasks.D1"/>
          </calcext:conditional-format>
        </calcext:conditional-formats>
      </table:table>
      <table:table table:name="Bugs &amp; Improvements" table:style-name="ta2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8" office:value-type="string" calcext:value-type="string">
            <text:p>Task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Estimated Hours</text:p>
          </table:table-cell>
          <table:table-cell table:style-name="ce9" office:value-type="string" calcext:value-type="string">
            <text:p>Status</text:p>
          </table:table-cell>
          <table:table-cell table:style-name="ce11" table:content-validation-name="val2" office:value-type="string" calcext:value-type="string">
            <text:p>Bug/Improvement</text:p>
          </table:table-cell>
          <table:table-cell table:style-name="ce8" office:value-type="string" calcext:value-type="string">
            <text:p>Notes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User card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DONE</text:p>
          </table:table-cell>
          <table:table-cell table:style-name="ce12" table:content-validation-name="val2" office:value-type="string" calcext:value-type="string">
            <text:p>BUG</text:p>
          </table:table-cell>
          <table:table-cell table:style-name="ce7" office:value-type="string" calcext:value-type="string">
            <text:p>Fix layout in Mobile View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Games Gard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DONE</text:p>
          </table:table-cell>
          <table:table-cell table:style-name="ce7" table:content-validation-name="val2" office:value-type="string" calcext:value-type="string">
            <text:p>BUG</text:p>
          </table:table-cell>
          <table:table-cell table:style-name="ce7" office:value-type="string" calcext:value-type="string">
            <text:p>Fix layout in Mobile View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BTN GROUP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BUG</text:p>
          </table:table-cell>
          <table:table-cell office:value-type="string" calcext:value-type="string">
            <text:p>btn group column layout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Alphabet hid mobile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DONE</text:p>
          </table:table-cell>
          <table:table-cell table:style-name="ce7" table:content-validation-name="val2" office:value-type="string" calcext:value-type="string">
            <text:p>Improvement</text:p>
          </table:table-cell>
          <table:table-cell table:style-name="ce7" office:value-type="string" calcext:value-type="string">
            <text:p>Hide the alphabet jump view in Mobile.</text:p>
          </table:table-cell>
          <table:table-cell table:number-columns-repeated="16378"/>
        </table:table-row>
        <table:table-row table:style-name="ro2">
          <table:table-cell table:style-name="ce7" office:value-type="string" calcext:value-type="string">
            <text:p>Fading notification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DONE</text:p>
          </table:table-cell>
          <table:table-cell table:style-name="ce7" table:content-validation-name="val2" office:value-type="string" calcext:value-type="string">
            <text:p>Improvement</text:p>
          </table:table-cell>
          <table:table-cell table:style-name="ce7" office:value-type="string" calcext:value-type="string">
            <text:p>Make notifications fade automatically.</text:p>
          </table:table-cell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 table:style-name="ce7"/>
          <table:table-cell table:number-columns-repeated="16378"/>
        </table:table-row>
        <table:table-row table:style-name="ro1" table:number-rows-repeated="4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 table:number-columns-repeated="16379"/>
        </table:table-row>
        <table:table-row table:style-name="ro1" table:number-rows-repeated="5">
          <table:table-cell table:style-name="ce7" table:number-columns-repeated="3"/>
          <table:table-cell table:style-name="ce21" table:content-validation-name="val1"/>
          <table:table-cell table:content-validation-name="val2"/>
          <table:table-cell table:number-columns-repeated="16379"/>
        </table:table-row>
        <table:table-row table:style-name="ro3" table:number-rows-repeated="1048559">
          <table:table-cell table:number-columns-repeated="3"/>
          <table:table-cell table:content-validation-name="val1"/>
          <table:table-cell table:content-validation-name="val2"/>
          <table:table-cell table:number-columns-repeated="16379"/>
        </table:table-row>
        <table:table-row table:style-name="ro3">
          <table:table-cell table:number-columns-repeated="3"/>
          <table:table-cell table:content-validation-name="val1"/>
          <table:table-cell table:content-validation-name="val2"/>
          <table:table-cell table:number-columns-repeated="16379"/>
        </table:table-row>
        <calcext:conditional-formats>
          <calcext:conditional-format calcext:target-range-address="'Bugs &amp; Improvements'.E1:'Bugs &amp; Improvements'.E1 'Bugs &amp; Improvements'.D1:'Bugs &amp; Improvements'.D16">
            <calcext:condition calcext:apply-style-name="ConditionalStyle_4" calcext:value="=&quot;DONE&quot;" calcext:base-cell-address="'Bugs &amp; Improvements'.D1"/>
            <calcext:condition calcext:apply-style-name="ConditionalStyle_3" calcext:value="=&quot;TODO&quot;" calcext:base-cell-address="'Bugs &amp; Improvements'.D1"/>
            <calcext:condition calcext:apply-style-name="ConditionalStyle_2" calcext:value="contains-text(&quot;BLOCKED&quot;)" calcext:base-cell-address="'Bugs &amp; Improvements'.D1"/>
            <calcext:condition calcext:apply-style-name="ConditionalStyle_1" calcext:value="contains-text(&quot;IN PROGRESS&quot;)" calcext:base-cell-address="'Bugs &amp; Improvements'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tos Narrow" svg:font-family="'Aptos Narrow'"/>
    <style:font-face style:name="Aptos Narrow1" svg:font-family="'Aptos Narrow'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 loext:blank-width-char="("> </number:text>
      <number:fill-character> </number:fill-character>
      <number:text>- _)</number:text>
    </number:number-style>
    <number:text-style style:name="N141">
      <number:text loext:blank-width-char="("> </number:text>
      <number:text-content/>
      <number:text loext:blank-width-char=")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9">
      <number:text loext:blank-width-char="("> </number:text>
      <number:text-content/>
      <number:text loext:blank-width-char=")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5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53">
      <number:text loext:blank-width-char="("> </number:text>
      <number:text-content/>
      <number:text loext:blank-width-char=")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1" fo:font-family="'Aptos Narrow'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467886" style:text-outline="false" style:text-line-through-style="none" style:text-line-through-type="none" style:font-name="Aptos Narrow1" fo:font-family="'Aptos Narrow'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>
        <loext:char-complex-color loext:theme-type="dark1" loext:color-type="theme"/>
      </style:text-properties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2" style:display-name="ConditionalStyle_2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>
        <loext:char-complex-color loext:theme-type="dark1" loext:color-type="theme"/>
      </style:text-properties>
    </style:style>
    <style:style style:name="ConditionalStyle_5f_1" style:display-name="ConditionalStyle_1" style:family="table-cell" style:parent-style-name="Default">
      <style:table-cell-properties fo:background-color="#ffeb9c"/>
      <style:text-properties fo:color="#9c5700">
        <loext:char-complex-color loext:theme-type="dark1" loext:color-type="theme"/>
      </style:text-properties>
    </style:style>
    <style:style style:name="ConditionalStyle_5f_8" style:display-name="ConditionalStyle_8" style:family="table-cell" style:parent-style-name="Default">
      <style:table-cell-properties fo:background-color="#c6efce"/>
      <style:text-properties fo:color="#006100">
        <loext:char-complex-color loext:theme-type="dark1" loext:color-type="theme"/>
      </style:text-properties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6" style:display-name="ConditionalStyle_6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>
        <loext:char-complex-color loext:theme-type="dark1" loext:color-type="theme"/>
      </style:text-properties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5700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3">00/00/0000</text:date>, <text:time style:data-style-name="N2" text:time-value="09:46:16.2035225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ugs_20__26__20_Improvements" style:display-name="PageStyle_Bugs &amp; Improvemen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sks" style:display-name="PageStyle_Task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 Baynham</meta:initial-creator>
    <meta:creation-date>2025-07-15T08:24:58</meta:creation-date>
    <dc:date>2026-01-13T09:48:41.316667712</dc:date>
    <meta:generator>LibreOffice/24.8.2.1$MacOSX_X86_64 LibreOffice_project/0f794b6e29741098670a3b95d60478a65d05ef13</meta:generator>
    <meta:editing-duration>PT22H55M35S</meta:editing-duration>
    <meta:editing-cycles>28</meta:editing-cycles>
    <meta:document-statistic meta:table-count="2" meta:cell-count="208" meta:object-count="0"/>
    <meta:user-defined meta:name="AppVersion">16.0300</meta:user-defined>
  </office:meta>
</office:document-meta>
</file>